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212999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rsid="002181d9" officeooo:paragraph-rsid="002181d9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rsid="002181d9" officeooo:paragraph-rsid="00233c06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83798a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87d02d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9067ee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a2288b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ae4a21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2c5a08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2c5a08" officeooo:paragraph-rsid="00602061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9136fa" officeooo:paragraph-rsid="009136fa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bfb0bc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c42079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caec7f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d0c03a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de870c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e18547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e4da3d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e898dc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f0ad27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f29b2e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rsid="00f46490" officeooo:paragraph-rsid="00f46490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f46490" officeooo:paragraph-rsid="01355301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rsid="00f46490" officeooo:paragraph-rsid="0149e35d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fo:font-weight="bold" officeooo:rsid="002181d9" officeooo:paragraph-rsid="002181d9" style:font-name-asian="WenQuanYi Micro Hei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WenQuanYi Micro Hei" fo:font-size="12pt" fo:font-weight="bold" officeooo:rsid="00327015" officeooo:paragraph-rsid="00327015" style:font-name-asian="WenQuanYi Micro Hei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WenQuanYi Micro Hei" fo:font-size="12pt" fo:font-weight="bold" officeooo:rsid="00a2288b" officeooo:paragraph-rsid="00a2288b" style:font-name-asian="WenQuanYi Micro Hei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WenQuanYi Micro Hei" fo:font-size="12pt" fo:font-weight="bold" officeooo:rsid="00b3709c" officeooo:paragraph-rsid="00b3709c" style:font-name-asian="WenQuanYi Micro Hei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WenQuanYi Micro Hei" fo:font-size="12pt" fo:font-weight="bold" officeooo:rsid="00f29b2e" officeooo:paragraph-rsid="00f29b2e" style:font-name-asian="WenQuanYi Micro Hei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WenQuanYi Micro Hei" fo:font-size="12pt" fo:font-weight="bold" officeooo:rsid="00f46490" officeooo:paragraph-rsid="00f46490" style:font-name-asian="WenQuanYi Micro Hei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WenQuanYi Micro Hei" fo:font-size="12pt" fo:font-weight="normal" officeooo:paragraph-rsid="00327015" style:font-name-asian="WenQuanYi Micro Hei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WenQuanYi Micro Hei" fo:font-size="12pt" fo:font-weight="normal" officeooo:paragraph-rsid="003dcffd" style:font-name-asian="WenQuanYi Micro Hei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WenQuanYi Micro Hei" fo:font-size="12pt" fo:font-weight="normal" officeooo:paragraph-rsid="0064d38d" style:font-name-asian="WenQuanYi Micro Hei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WenQuanYi Micro Hei" fo:font-size="12pt" fo:font-weight="normal" officeooo:paragraph-rsid="00718509" style:font-name-asian="WenQuanYi Micro Hei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WenQuanYi Micro Hei" fo:font-size="12pt" fo:font-weight="normal" officeooo:paragraph-rsid="007411cf" style:font-name-asian="WenQuanYi Micro Hei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WenQuanYi Micro Hei" fo:font-size="12pt" fo:font-weight="normal" officeooo:paragraph-rsid="009af784" style:font-name-asian="WenQuanYi Micro Hei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WenQuanYi Micro Hei" fo:font-size="12pt" fo:font-weight="normal" officeooo:rsid="005efbfa" officeooo:paragraph-rsid="003dcffd" style:font-name-asian="WenQuanYi Micro Hei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WenQuanYi Micro Hei" fo:font-size="12pt" fo:font-weight="normal" officeooo:rsid="0069d6fd" officeooo:paragraph-rsid="0064d38d" style:font-name-asian="WenQuanYi Micro Hei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WenQuanYi Micro Hei" fo:font-size="12pt" fo:font-weight="normal" officeooo:rsid="006c0136" officeooo:paragraph-rsid="006c0136" style:font-name-asian="WenQuanYi Micro Hei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WenQuanYi Micro Hei" fo:font-size="12pt" fo:font-weight="normal" officeooo:rsid="006d2d85" officeooo:paragraph-rsid="006d2d85" style:font-name-asian="WenQuanYi Micro Hei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WenQuanYi Micro Hei" fo:font-size="12pt" fo:font-weight="normal" officeooo:rsid="00327015" officeooo:paragraph-rsid="00327015" style:font-name-asian="WenQuanYi Micro Hei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WenQuanYi Micro Hei" fo:font-size="12pt" fo:font-weight="normal" officeooo:rsid="007e32e5" officeooo:paragraph-rsid="007411cf" style:font-name-asian="WenQuanYi Micro Hei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WenQuanYi Micro Hei" fo:font-size="12pt" fo:font-weight="normal" officeooo:rsid="00f29b2e" officeooo:paragraph-rsid="011a6774" style:font-name-asian="WenQuanYi Micro Hei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WenQuanYi Micro Hei" fo:font-size="12pt" fo:font-style="italic" fo:font-weight="normal" officeooo:paragraph-rsid="007411cf" style:font-name-asian="WenQuanYi Micro Hei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239c9" officeooo:paragraph-rsid="002239c9" style:font-name-asian="WenQuanYi Micro Hei" style:font-size-asian="12pt" style:font-size-complex="12pt"/>
    </style:style>
    <style:style style:name="P4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239c9" officeooo:paragraph-rsid="00233c06" style:font-name-asian="WenQuanYi Micro Hei" style:font-size-asian="12pt" style:font-size-complex="12pt"/>
    </style:style>
    <style:style style:name="P4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239c9" officeooo:paragraph-rsid="0038284b" style:font-name-asian="WenQuanYi Micro Hei" style:font-size-asian="12pt" style:font-size-complex="12pt"/>
    </style:style>
    <style:style style:name="P4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239c9" officeooo:paragraph-rsid="0043bb02" style:font-name-asian="WenQuanYi Micro Hei" style:font-size-asian="12pt" style:font-size-complex="12pt"/>
    </style:style>
    <style:style style:name="P5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239c9" officeooo:paragraph-rsid="0045c919" style:font-name-asian="WenQuanYi Micro Hei" style:font-size-asian="12pt" style:font-size-complex="12pt"/>
    </style:style>
    <style:style style:name="P5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239c9" officeooo:paragraph-rsid="00602061" style:font-name-asian="WenQuanYi Micro Hei" style:font-size-asian="12pt" style:font-size-complex="12pt"/>
    </style:style>
    <style:style style:name="P5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368eb" style:font-name-asian="WenQuanYi Micro Hei" style:font-size-asian="12pt" style:font-size-complex="12pt"/>
    </style:style>
    <style:style style:name="P5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43736" style:font-name-asian="WenQuanYi Micro Hei" style:font-size-asian="12pt" style:font-size-complex="12pt"/>
    </style:style>
    <style:style style:name="P5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39e78e" officeooo:paragraph-rsid="0038284b" style:font-name-asian="WenQuanYi Micro Hei" style:font-size-asian="12pt" style:font-size-complex="12pt"/>
    </style:style>
    <style:style style:name="P5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343cbb" officeooo:paragraph-rsid="00343cbb" style:font-name-asian="WenQuanYi Micro Hei" style:font-size-asian="12pt" style:font-size-complex="12pt"/>
    </style:style>
    <style:style style:name="P5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ac8772" officeooo:paragraph-rsid="00ac8772" style:font-name-asian="WenQuanYi Micro Hei" style:font-size-asian="12pt" style:font-size-complex="12pt"/>
    </style:style>
    <style:style style:name="P5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10d5ec5" officeooo:paragraph-rsid="010d5ec5" style:font-name-asian="WenQuanYi Micro Hei" style:font-size-asian="12pt" style:font-size-complex="12pt"/>
    </style:style>
    <style:style style:name="P5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fo:font-weight="normal" officeooo:paragraph-rsid="00602061" style:font-name-asian="WenQuanYi Micro Hei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fo:font-weight="normal" officeooo:rsid="0039e78e" officeooo:paragraph-rsid="0043bb02" style:font-name-asian="WenQuanYi Micro Hei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WenQuanYi Micro Hei" fo:font-size="12pt" fo:font-weight="bold" officeooo:rsid="01355301" officeooo:paragraph-rsid="01355301" style:font-name-asian="WenQuanYi Micro Hei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WenQuanYi Micro Hei" fo:font-size="12pt" fo:font-weight="bold" officeooo:rsid="00f46490" officeooo:paragraph-rsid="01777631" style:font-name-asian="WenQuanYi Micro Hei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WenQuanYi Micro Hei" fo:font-size="12pt" officeooo:rsid="00f46490" officeooo:paragraph-rsid="0152aacf" style:font-name-asian="WenQuanYi Micro Hei" style:font-size-asian="12pt" style:font-size-complex="12pt"/>
    </style:style>
    <style:style style:name="P63" style:family="paragraph" style:parent-style-name="Standard">
      <style:text-properties style:font-name="WenQuanYi Micro Hei" fo:font-size="12pt" officeooo:rsid="00f46490" officeooo:paragraph-rsid="0157d23e" style:font-name-asian="WenQuanYi Micro Hei" style:font-size-asian="12pt" style:font-size-complex="12pt"/>
    </style:style>
    <style:style style:name="P64" style:family="paragraph" style:parent-style-name="Standard">
      <style:text-properties style:font-name="WenQuanYi Micro Hei" fo:font-size="12pt" officeooo:rsid="00f46490" officeooo:paragraph-rsid="00f46490" style:font-name-asian="WenQuanYi Micro Hei" style:font-size-asian="12pt" style:font-size-complex="12pt"/>
    </style:style>
    <style:style style:name="P65" style:family="paragraph" style:parent-style-name="Standard">
      <style:text-properties style:font-name="WenQuanYi Micro Hei" fo:font-size="12pt" officeooo:rsid="00f46490" officeooo:paragraph-rsid="016ad5cb" style:font-name-asian="WenQuanYi Micro Hei" style:font-size-asian="12pt" style:font-size-complex="12pt"/>
    </style:style>
    <style:style style:name="P66" style:family="paragraph" style:parent-style-name="Standard">
      <style:text-properties style:font-name="WenQuanYi Micro Hei" fo:font-size="12pt" officeooo:rsid="00f46490" officeooo:paragraph-rsid="01777631" style:font-name-asian="WenQuanYi Micro Hei" style:font-size-asian="12pt" style:font-size-complex="12pt"/>
    </style:style>
    <style:style style:name="P67" style:family="paragraph" style:parent-style-name="Standard">
      <style:text-properties style:font-name="WenQuanYi Micro Hei" fo:font-size="12pt" officeooo:rsid="00f46490" officeooo:paragraph-rsid="01929dcc" style:font-name-asian="WenQuanYi Micro Hei" style:font-size-asian="12pt" style:font-size-complex="12pt"/>
    </style:style>
    <style:style style:name="P68" style:family="paragraph" style:parent-style-name="Standard">
      <style:text-properties style:font-name="WenQuanYi Micro Hei" fo:font-size="12pt" officeooo:rsid="00f46490" officeooo:paragraph-rsid="01968298" style:font-name-asian="WenQuanYi Micro Hei" style:font-size-asian="12pt" style:font-size-complex="12pt"/>
    </style:style>
    <style:style style:name="P69" style:family="paragraph" style:parent-style-name="Standard">
      <style:text-properties style:font-name="WenQuanYi Micro Hei" fo:font-size="12pt" officeooo:rsid="00f46490" officeooo:paragraph-rsid="01984d20" style:font-name-asian="WenQuanYi Micro Hei" style:font-size-asian="12pt" style:font-size-complex="12pt"/>
    </style:style>
    <style:style style:name="P70" style:family="paragraph" style:parent-style-name="Standard">
      <style:text-properties style:font-name="WenQuanYi Micro Hei" fo:font-size="12pt" officeooo:paragraph-rsid="00f46490" style:font-name-asian="WenQuanYi Micro Hei" style:font-size-asian="12pt" style:font-size-complex="12pt"/>
    </style:style>
    <style:style style:name="P7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f46490" officeooo:paragraph-rsid="01708621" style:font-name-asian="WenQuanYi Micro Hei" style:font-size-asian="12pt" style:font-size-complex="12pt"/>
    </style:style>
    <style:style style:name="P7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f46490" officeooo:paragraph-rsid="01728bc9" style:font-name-asian="WenQuanYi Micro Hei" style:font-size-asian="12pt" style:font-size-complex="12pt"/>
    </style:style>
    <style:style style:name="P7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f46490" officeooo:paragraph-rsid="01755f16" style:font-name-asian="WenQuanYi Micro Hei" style:font-size-asian="12pt" style:font-size-complex="12pt"/>
    </style:style>
    <style:style style:name="P7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f46490" officeooo:paragraph-rsid="018d04ac" style:font-name-asian="WenQuanYi Micro Hei" style:font-size-asian="12pt" style:font-size-complex="12pt"/>
    </style:style>
    <style:style style:name="P7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f46490" officeooo:paragraph-rsid="0183d15d" style:font-name-asian="WenQuanYi Micro Hei" style:font-size-asian="10pt" style:font-size-complex="10pt"/>
    </style:style>
    <style:style style:name="P7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f46490" officeooo:paragraph-rsid="0185c939" style:font-name-asian="WenQuanYi Micro Hei" style:font-size-asian="10pt" style:font-size-complex="10pt"/>
    </style:style>
    <style:style style:name="P7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f46490" officeooo:paragraph-rsid="018c350d" style:font-name-asian="WenQuanYi Micro Hei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2e88" style:font-weight-asian="bold" style:font-weight-complex="bold"/>
    </style:style>
    <style:style style:name="T3" style:family="text">
      <style:text-properties fo:font-weight="bold" officeooo:rsid="002c221b" style:font-weight-asian="bold" style:font-weight-complex="bold"/>
    </style:style>
    <style:style style:name="T4" style:family="text">
      <style:text-properties fo:font-weight="bold" officeooo:rsid="003f9790" style:font-weight-asian="bold" style:font-weight-complex="bold"/>
    </style:style>
    <style:style style:name="T5" style:family="text">
      <style:text-properties fo:font-weight="bold" officeooo:rsid="003ffade" style:font-weight-asian="bold" style:font-weight-complex="bold"/>
    </style:style>
    <style:style style:name="T6" style:family="text">
      <style:text-properties fo:font-weight="bold" officeooo:rsid="004bb53a" style:font-weight-asian="bold" style:font-weight-complex="bold"/>
    </style:style>
    <style:style style:name="T7" style:family="text">
      <style:text-properties fo:font-weight="bold" officeooo:rsid="002c5a08" style:font-weight-asian="bold" style:font-weight-complex="bold"/>
    </style:style>
    <style:style style:name="T8" style:family="text">
      <style:text-properties fo:font-weight="bold" officeooo:rsid="006bfc4b" style:font-weight-asian="bold" style:font-weight-complex="bold"/>
    </style:style>
    <style:style style:name="T9" style:family="text">
      <style:text-properties fo:font-weight="bold" officeooo:rsid="004fe067" style:font-weight-asian="bold" style:font-weight-complex="bold"/>
    </style:style>
    <style:style style:name="T10" style:family="text">
      <style:text-properties fo:font-weight="bold" officeooo:rsid="0070600f" style:font-weight-asian="bold" style:font-weight-complex="bold"/>
    </style:style>
    <style:style style:name="T11" style:family="text">
      <style:text-properties fo:font-weight="bold" officeooo:rsid="008aa38a" style:font-weight-asian="bold" style:font-weight-complex="bold"/>
    </style:style>
    <style:style style:name="T12" style:family="text">
      <style:text-properties fo:font-weight="bold" officeooo:rsid="009af784" style:font-weight-asian="bold" style:font-weight-complex="bold"/>
    </style:style>
    <style:style style:name="T13" style:family="text">
      <style:text-properties fo:font-weight="bold" officeooo:rsid="00a61284" style:font-weight-asian="bold" style:font-weight-complex="bold"/>
    </style:style>
    <style:style style:name="T14" style:family="text">
      <style:text-properties fo:font-weight="bold" officeooo:rsid="00bfb0bc" style:font-weight-asian="bold" style:font-weight-complex="bold"/>
    </style:style>
    <style:style style:name="T15" style:family="text">
      <style:text-properties fo:font-weight="bold" officeooo:rsid="00c52e34" style:font-weight-asian="bold" style:font-weight-complex="bold"/>
    </style:style>
    <style:style style:name="T16" style:family="text">
      <style:text-properties fo:font-weight="bold" officeooo:rsid="00c5e74e" style:font-weight-asian="bold" style:font-weight-complex="bold"/>
    </style:style>
    <style:style style:name="T17" style:family="text">
      <style:text-properties fo:font-weight="bold" officeooo:rsid="00cd56bb" style:font-weight-asian="bold" style:font-weight-complex="bold"/>
    </style:style>
    <style:style style:name="T18" style:family="text">
      <style:text-properties fo:font-weight="bold" officeooo:rsid="00d2b40c" style:font-weight-asian="bold" style:font-weight-complex="bold"/>
    </style:style>
    <style:style style:name="T19" style:family="text">
      <style:text-properties fo:font-weight="bold" officeooo:rsid="00d477f0" style:font-weight-asian="bold" style:font-weight-complex="bold"/>
    </style:style>
    <style:style style:name="T20" style:family="text">
      <style:text-properties fo:font-weight="bold" officeooo:rsid="00e674ed" style:font-weight-asian="bold" style:font-weight-complex="bold"/>
    </style:style>
    <style:style style:name="T21" style:family="text">
      <style:text-properties fo:font-weight="bold" officeooo:rsid="00ea9257" style:font-weight-asian="bold" style:font-weight-complex="bold"/>
    </style:style>
    <style:style style:name="T22" style:family="text">
      <style:text-properties fo:font-weight="bold" officeooo:rsid="00ee56ec" style:font-weight-asian="bold" style:font-weight-complex="bold"/>
    </style:style>
    <style:style style:name="T23" style:family="text">
      <style:text-properties fo:font-weight="bold" officeooo:rsid="00f235f8" style:font-weight-asian="bold" style:font-weight-complex="bold"/>
    </style:style>
    <style:style style:name="T24" style:family="text">
      <style:text-properties fo:font-weight="bold" officeooo:rsid="007e32e5" style:font-weight-asian="bold" style:font-weight-complex="bold"/>
    </style:style>
    <style:style style:name="T25" style:family="text">
      <style:text-properties fo:font-weight="bold" officeooo:rsid="0103f321" style:font-weight-asian="bold" style:font-weight-complex="bold"/>
    </style:style>
    <style:style style:name="T26" style:family="text">
      <style:text-properties fo:font-weight="bold" officeooo:rsid="0111e94e" style:font-weight-asian="bold" style:font-weight-complex="bold"/>
    </style:style>
    <style:style style:name="T27" style:family="text">
      <style:text-properties fo:font-weight="bold" officeooo:rsid="0126453e" style:font-weight-asian="bold" style:font-weight-complex="bold"/>
    </style:style>
    <style:style style:name="T28" style:family="text">
      <style:text-properties fo:font-weight="bold" officeooo:rsid="012a8434" style:font-weight-asian="bold" style:font-weight-complex="bold"/>
    </style:style>
    <style:style style:name="T29" style:family="text">
      <style:text-properties fo:font-weight="bold" officeooo:rsid="012bcb7c" style:font-weight-asian="bold" style:font-weight-complex="bold"/>
    </style:style>
    <style:style style:name="T30" style:family="text">
      <style:text-properties fo:font-weight="bold" officeooo:rsid="0138454e" style:font-weight-asian="bold" style:font-weight-complex="bold"/>
    </style:style>
    <style:style style:name="T31" style:family="text">
      <style:text-properties fo:font-weight="bold" officeooo:rsid="013f7c51" style:font-weight-asian="bold" style:font-weight-complex="bold"/>
    </style:style>
    <style:style style:name="T32" style:family="text">
      <style:text-properties fo:font-weight="bold" officeooo:rsid="0140d8ff" style:font-weight-asian="bold" style:font-weight-complex="bold"/>
    </style:style>
    <style:style style:name="T33" style:family="text">
      <style:text-properties fo:font-weight="bold" officeooo:rsid="01355301" style:font-weight-asian="bold" style:font-weight-complex="bold"/>
    </style:style>
    <style:style style:name="T34" style:family="text">
      <style:text-properties fo:font-weight="bold" officeooo:rsid="0167683a" style:font-weight-asian="bold" style:font-weight-complex="bold"/>
    </style:style>
    <style:style style:name="T35" style:family="text">
      <style:text-properties fo:font-weight="bold" officeooo:rsid="016acd92" style:font-weight-asian="bold" style:font-weight-complex="bold"/>
    </style:style>
    <style:style style:name="T36" style:family="text">
      <style:text-properties fo:font-weight="bold" officeooo:rsid="01777631" style:font-weight-asian="bold" style:font-weight-complex="bold"/>
    </style:style>
    <style:style style:name="T37" style:family="text">
      <style:text-properties fo:font-weight="bold" officeooo:rsid="0179c956" style:font-weight-asian="bold" style:font-weight-complex="bold"/>
    </style:style>
    <style:style style:name="T38" style:family="text">
      <style:text-properties fo:font-weight="bold" officeooo:rsid="018f42e5" style:font-weight-asian="bold" style:font-weight-complex="bold"/>
    </style:style>
    <style:style style:name="T39" style:family="text">
      <style:text-properties officeooo:rsid="0026ecb5"/>
    </style:style>
    <style:style style:name="T40" style:family="text">
      <style:text-properties officeooo:rsid="0028f450"/>
    </style:style>
    <style:style style:name="T41" style:family="text">
      <style:text-properties officeooo:rsid="002a2da3"/>
    </style:style>
    <style:style style:name="T42" style:family="text">
      <style:text-properties officeooo:rsid="002b2e88"/>
    </style:style>
    <style:style style:name="T43" style:family="text">
      <style:text-properties officeooo:rsid="002c221b"/>
    </style:style>
    <style:style style:name="T44" style:family="text">
      <style:text-properties officeooo:rsid="002c5a08"/>
    </style:style>
    <style:style style:name="T45" style:family="text">
      <style:text-properties officeooo:rsid="00327015"/>
    </style:style>
    <style:style style:name="T46" style:family="text">
      <style:text-properties officeooo:rsid="00343cbb"/>
    </style:style>
    <style:style style:name="T47" style:family="text">
      <style:text-properties officeooo:rsid="0039e78e"/>
    </style:style>
    <style:style style:name="T48" style:family="text">
      <style:text-properties officeooo:rsid="003bca6e"/>
    </style:style>
    <style:style style:name="T49" style:family="text">
      <style:text-properties officeooo:rsid="003dcffd"/>
    </style:style>
    <style:style style:name="T50" style:family="text">
      <style:text-properties officeooo:rsid="003f9790"/>
    </style:style>
    <style:style style:name="T51" style:family="text">
      <style:text-properties officeooo:rsid="003fc526"/>
    </style:style>
    <style:style style:name="T52" style:family="text">
      <style:text-properties officeooo:rsid="003ffade"/>
    </style:style>
    <style:style style:name="T53" style:family="text">
      <style:text-properties officeooo:rsid="00435556"/>
    </style:style>
    <style:style style:name="T54" style:family="text">
      <style:text-properties officeooo:rsid="00477c51"/>
    </style:style>
    <style:style style:name="T55" style:family="text">
      <style:text-properties officeooo:rsid="0047a467"/>
    </style:style>
    <style:style style:name="T56" style:family="text">
      <style:text-properties officeooo:rsid="004a7025"/>
    </style:style>
    <style:style style:name="T57" style:family="text">
      <style:text-properties officeooo:rsid="004a82b5"/>
    </style:style>
    <style:style style:name="T58" style:family="text">
      <style:text-properties officeooo:rsid="004ee7f5"/>
    </style:style>
    <style:style style:name="T59" style:family="text">
      <style:text-properties officeooo:rsid="004ef608"/>
    </style:style>
    <style:style style:name="T60" style:family="text">
      <style:text-properties officeooo:rsid="004fe067"/>
    </style:style>
    <style:style style:name="T61" style:family="text">
      <style:text-properties officeooo:rsid="005368eb"/>
    </style:style>
    <style:style style:name="T62" style:family="text">
      <style:text-properties officeooo:rsid="0055c175"/>
    </style:style>
    <style:style style:name="T63" style:family="text">
      <style:text-properties officeooo:rsid="00565b0d"/>
    </style:style>
    <style:style style:name="T64" style:family="text">
      <style:text-properties officeooo:rsid="005a007d"/>
    </style:style>
    <style:style style:name="T65" style:family="text">
      <style:text-properties officeooo:rsid="005aae85"/>
    </style:style>
    <style:style style:name="T66" style:family="text">
      <style:text-properties officeooo:rsid="005ca885"/>
    </style:style>
    <style:style style:name="T67" style:family="text">
      <style:text-properties officeooo:rsid="005d2443"/>
    </style:style>
    <style:style style:name="T68" style:family="text">
      <style:text-properties officeooo:rsid="005dccaa"/>
    </style:style>
    <style:style style:name="T69" style:family="text">
      <style:text-properties officeooo:rsid="005efbfa"/>
    </style:style>
    <style:style style:name="T70" style:family="text">
      <style:text-properties officeooo:rsid="0064b47e"/>
    </style:style>
    <style:style style:name="T71" style:family="text">
      <style:text-properties officeooo:rsid="0064d38d"/>
    </style:style>
    <style:style style:name="T72" style:family="text">
      <style:text-properties officeooo:rsid="0068547c"/>
    </style:style>
    <style:style style:name="T73" style:family="text">
      <style:text-properties officeooo:rsid="0068f250"/>
    </style:style>
    <style:style style:name="T74" style:family="text">
      <style:text-properties officeooo:rsid="006923d7"/>
    </style:style>
    <style:style style:name="T75" style:family="text">
      <style:text-properties officeooo:rsid="00698a11"/>
    </style:style>
    <style:style style:name="T76" style:family="text">
      <style:text-properties officeooo:rsid="0069d6fd"/>
    </style:style>
    <style:style style:name="T77" style:family="text">
      <style:text-properties officeooo:rsid="006bfc4b"/>
    </style:style>
    <style:style style:name="T78" style:family="text">
      <style:text-properties officeooo:rsid="0070600f"/>
    </style:style>
    <style:style style:name="T79" style:family="text">
      <style:text-properties officeooo:rsid="0071bfae"/>
    </style:style>
    <style:style style:name="T80" style:family="text">
      <style:text-properties officeooo:rsid="00726632"/>
    </style:style>
    <style:style style:name="T81" style:family="text">
      <style:text-properties officeooo:rsid="0077276f"/>
    </style:style>
    <style:style style:name="T82" style:family="text">
      <style:text-properties officeooo:rsid="0079238b"/>
    </style:style>
    <style:style style:name="T83" style:family="text">
      <style:text-properties officeooo:rsid="007967e1"/>
    </style:style>
    <style:style style:name="T84" style:family="text">
      <style:text-properties officeooo:rsid="007ac1e3"/>
    </style:style>
    <style:style style:name="T85" style:family="text">
      <style:text-properties officeooo:rsid="007cc5ac"/>
    </style:style>
    <style:style style:name="T86" style:family="text">
      <style:text-properties officeooo:rsid="007e32e5"/>
    </style:style>
    <style:style style:name="T87" style:family="text">
      <style:text-properties officeooo:rsid="007fb1c7"/>
    </style:style>
    <style:style style:name="T88" style:family="text">
      <style:text-properties officeooo:rsid="0080211a"/>
    </style:style>
    <style:style style:name="T89" style:family="text">
      <style:text-properties officeooo:rsid="0083798a"/>
    </style:style>
    <style:style style:name="T90" style:family="text">
      <style:text-properties officeooo:rsid="00855d79"/>
    </style:style>
    <style:style style:name="T91" style:family="text">
      <style:text-properties officeooo:rsid="0086a0b1"/>
    </style:style>
    <style:style style:name="T92" style:family="text">
      <style:text-properties officeooo:rsid="008aa38a"/>
    </style:style>
    <style:style style:name="T93" style:family="text">
      <style:text-properties officeooo:rsid="009316b0"/>
    </style:style>
    <style:style style:name="T94" style:family="text">
      <style:text-properties officeooo:rsid="0094324e"/>
    </style:style>
    <style:style style:name="T95" style:family="text">
      <style:text-properties officeooo:rsid="0094d43c"/>
    </style:style>
    <style:style style:name="T96" style:family="text">
      <style:text-properties officeooo:rsid="0095d34d"/>
    </style:style>
    <style:style style:name="T97" style:family="text">
      <style:text-properties officeooo:rsid="00979d85"/>
    </style:style>
    <style:style style:name="T98" style:family="text">
      <style:text-properties officeooo:rsid="00995422"/>
    </style:style>
    <style:style style:name="T99" style:family="text">
      <style:text-properties officeooo:rsid="009af784"/>
    </style:style>
    <style:style style:name="T100" style:family="text">
      <style:text-properties officeooo:rsid="009afc56"/>
    </style:style>
    <style:style style:name="T101" style:family="text">
      <style:text-properties officeooo:rsid="009d1706"/>
    </style:style>
    <style:style style:name="T102" style:family="text">
      <style:text-properties officeooo:rsid="009eab5b"/>
    </style:style>
    <style:style style:name="T103" style:family="text">
      <style:text-properties officeooo:rsid="00a090b5"/>
    </style:style>
    <style:style style:name="T104" style:family="text">
      <style:text-properties officeooo:rsid="00a2288b"/>
    </style:style>
    <style:style style:name="T105" style:family="text">
      <style:text-properties officeooo:rsid="00a61284"/>
    </style:style>
    <style:style style:name="T106" style:family="text">
      <style:text-properties officeooo:rsid="00a624b3"/>
    </style:style>
    <style:style style:name="T107" style:family="text">
      <style:text-properties officeooo:rsid="00a7bef6"/>
    </style:style>
    <style:style style:name="T108" style:family="text">
      <style:text-properties officeooo:rsid="00a9af4e"/>
    </style:style>
    <style:style style:name="T109" style:family="text">
      <style:text-properties officeooo:rsid="00a9d003"/>
    </style:style>
    <style:style style:name="T110" style:family="text">
      <style:text-properties officeooo:rsid="00ae4a21"/>
    </style:style>
    <style:style style:name="T111" style:family="text">
      <style:text-properties officeooo:rsid="00af110b"/>
    </style:style>
    <style:style style:name="T112" style:family="text">
      <style:text-properties officeooo:rsid="00af90f0"/>
    </style:style>
    <style:style style:name="T113" style:family="text">
      <style:text-properties officeooo:rsid="00b1f0b3"/>
    </style:style>
    <style:style style:name="T114" style:family="text">
      <style:text-properties officeooo:rsid="00b396cc"/>
    </style:style>
    <style:style style:name="T115" style:family="text">
      <style:text-properties officeooo:rsid="00b3b60f"/>
    </style:style>
    <style:style style:name="T116" style:family="text">
      <style:text-properties officeooo:rsid="00b5a547"/>
    </style:style>
    <style:style style:name="T117" style:family="text">
      <style:text-properties officeooo:rsid="00b92141"/>
    </style:style>
    <style:style style:name="T118" style:family="text">
      <style:text-properties officeooo:rsid="00baa20e"/>
    </style:style>
    <style:style style:name="T119" style:family="text">
      <style:text-properties officeooo:rsid="00bdad2e"/>
    </style:style>
    <style:style style:name="T120" style:family="text">
      <style:text-properties officeooo:rsid="00bfb0bc"/>
    </style:style>
    <style:style style:name="T121" style:family="text">
      <style:text-properties officeooo:rsid="00c6701b"/>
    </style:style>
    <style:style style:name="T122" style:family="text">
      <style:text-properties officeooo:rsid="00c6ffd9"/>
    </style:style>
    <style:style style:name="T123" style:family="text">
      <style:text-properties officeooo:rsid="00c91056"/>
    </style:style>
    <style:style style:name="T124" style:family="text">
      <style:text-properties officeooo:rsid="00cf47d5"/>
    </style:style>
    <style:style style:name="T125" style:family="text">
      <style:text-properties officeooo:rsid="00d4d113"/>
    </style:style>
    <style:style style:name="T126" style:family="text">
      <style:text-properties officeooo:rsid="00e6813a"/>
    </style:style>
    <style:style style:name="T127" style:family="text">
      <style:text-properties officeooo:rsid="00ec0a8d"/>
    </style:style>
    <style:style style:name="T128" style:family="text">
      <style:text-properties officeooo:rsid="00ecdab1"/>
    </style:style>
    <style:style style:name="T129" style:family="text">
      <style:text-properties officeooo:rsid="00ee56ec"/>
    </style:style>
    <style:style style:name="T130" style:family="text">
      <style:text-properties officeooo:rsid="00eeb816"/>
    </style:style>
    <style:style style:name="T131" style:family="text">
      <style:text-properties officeooo:rsid="00f0d0c0"/>
    </style:style>
    <style:style style:name="T132" style:family="text">
      <style:text-properties officeooo:rsid="00f29b2e"/>
    </style:style>
    <style:style style:name="T133" style:family="text">
      <style:text-properties officeooo:rsid="00f76655"/>
    </style:style>
    <style:style style:name="T134" style:family="text">
      <style:text-properties officeooo:rsid="00f876a5"/>
    </style:style>
    <style:style style:name="T135" style:family="text">
      <style:text-properties officeooo:rsid="00fa6dae"/>
    </style:style>
    <style:style style:name="T136" style:family="text">
      <style:text-properties officeooo:rsid="00fb0b8f"/>
    </style:style>
    <style:style style:name="T137" style:family="text">
      <style:text-properties officeooo:rsid="00fd0ca9"/>
    </style:style>
    <style:style style:name="T138" style:family="text">
      <style:text-properties officeooo:rsid="00fe0d04"/>
    </style:style>
    <style:style style:name="T139" style:family="text">
      <style:text-properties officeooo:rsid="010275c3"/>
    </style:style>
    <style:style style:name="T140" style:family="text">
      <style:text-properties officeooo:rsid="0103f321"/>
    </style:style>
    <style:style style:name="T141" style:family="text">
      <style:text-properties fo:font-weight="normal" officeooo:rsid="00f29b2e" style:font-weight-asian="normal" style:font-weight-complex="normal"/>
    </style:style>
    <style:style style:name="T142" style:family="text">
      <style:text-properties fo:font-weight="normal" officeooo:rsid="012bcb7c" style:font-weight-asian="normal" style:font-weight-complex="normal"/>
    </style:style>
    <style:style style:name="T143" style:family="text">
      <style:text-properties fo:font-weight="normal" officeooo:rsid="017ad478" style:font-weight-asian="normal" style:font-weight-complex="normal"/>
    </style:style>
    <style:style style:name="T144" style:family="text">
      <style:text-properties fo:font-weight="normal" officeooo:rsid="017b4747" style:font-weight-asian="normal" style:font-weight-complex="normal"/>
    </style:style>
    <style:style style:name="T145" style:family="text">
      <style:text-properties fo:font-weight="normal" officeooo:rsid="017b659d" style:font-weight-asian="normal" style:font-weight-complex="normal"/>
    </style:style>
    <style:style style:name="T146" style:family="text">
      <style:text-properties fo:font-weight="normal" officeooo:rsid="017c5690" style:font-weight-asian="normal" style:font-weight-complex="normal"/>
    </style:style>
    <style:style style:name="T147" style:family="text">
      <style:text-properties fo:font-weight="normal" officeooo:rsid="017dea5c" style:font-weight-asian="normal" style:font-weight-complex="normal"/>
    </style:style>
    <style:style style:name="T148" style:family="text">
      <style:text-properties fo:font-weight="normal" officeooo:rsid="0181165a" style:font-weight-asian="normal" style:font-weight-complex="normal"/>
    </style:style>
    <style:style style:name="T149" style:family="text">
      <style:text-properties fo:font-weight="normal" officeooo:rsid="0183d15d" style:font-weight-asian="normal" style:font-weight-complex="normal"/>
    </style:style>
    <style:style style:name="T150" style:family="text">
      <style:text-properties fo:font-weight="normal" officeooo:rsid="018528a9" style:font-weight-asian="normal" style:font-weight-complex="normal"/>
    </style:style>
    <style:style style:name="T151" style:family="text">
      <style:text-properties fo:font-weight="normal" officeooo:rsid="0185c939" style:font-weight-asian="normal" style:font-weight-complex="normal"/>
    </style:style>
    <style:style style:name="T152" style:family="text">
      <style:text-properties fo:font-weight="normal" officeooo:rsid="0185e3a4" style:font-weight-asian="normal" style:font-weight-complex="normal"/>
    </style:style>
    <style:style style:name="T153" style:family="text">
      <style:text-properties fo:font-weight="normal" officeooo:rsid="01878c2e" style:font-weight-asian="normal" style:font-weight-complex="normal"/>
    </style:style>
    <style:style style:name="T154" style:family="text">
      <style:text-properties fo:font-weight="normal" officeooo:rsid="018a56c9" style:font-weight-asian="normal" style:font-weight-complex="normal"/>
    </style:style>
    <style:style style:name="T155" style:family="text">
      <style:text-properties fo:font-weight="normal" officeooo:rsid="018c350d" style:font-weight-asian="normal" style:font-weight-complex="normal"/>
    </style:style>
    <style:style style:name="T156" style:family="text">
      <style:text-properties fo:font-weight="normal" officeooo:rsid="018d04ac" style:font-weight-asian="normal" style:font-weight-complex="normal"/>
    </style:style>
    <style:style style:name="T157" style:family="text">
      <style:text-properties officeooo:rsid="010753e0"/>
    </style:style>
    <style:style style:name="T158" style:family="text">
      <style:text-properties officeooo:rsid="0108cb5d"/>
    </style:style>
    <style:style style:name="T159" style:family="text">
      <style:text-properties officeooo:rsid="0109b317"/>
    </style:style>
    <style:style style:name="T160" style:family="text">
      <style:text-properties officeooo:rsid="0109f2f0"/>
    </style:style>
    <style:style style:name="T161" style:family="text">
      <style:text-properties officeooo:rsid="010a8c84"/>
    </style:style>
    <style:style style:name="T162" style:family="text">
      <style:text-properties officeooo:rsid="010bcd0b"/>
    </style:style>
    <style:style style:name="T163" style:family="text">
      <style:text-properties officeooo:rsid="010ca7e6"/>
    </style:style>
    <style:style style:name="T164" style:family="text">
      <style:text-properties officeooo:rsid="010d5de1"/>
    </style:style>
    <style:style style:name="T165" style:family="text">
      <style:text-properties officeooo:rsid="010f771d"/>
    </style:style>
    <style:style style:name="T166" style:family="text">
      <style:text-properties officeooo:rsid="0111e94e"/>
    </style:style>
    <style:style style:name="T167" style:family="text">
      <style:text-properties officeooo:rsid="011a6774"/>
    </style:style>
    <style:style style:name="T168" style:family="text">
      <style:text-properties officeooo:rsid="011b359a"/>
    </style:style>
    <style:style style:name="T169" style:family="text">
      <style:text-properties officeooo:rsid="011d08c0"/>
    </style:style>
    <style:style style:name="T170" style:family="text">
      <style:text-properties officeooo:rsid="01201799"/>
    </style:style>
    <style:style style:name="T171" style:family="text">
      <style:text-properties officeooo:rsid="012324cd"/>
    </style:style>
    <style:style style:name="T172" style:family="text">
      <style:text-properties officeooo:rsid="01235e2a"/>
    </style:style>
    <style:style style:name="T173" style:family="text">
      <style:text-properties officeooo:rsid="01253a21"/>
    </style:style>
    <style:style style:name="T174" style:family="text">
      <style:text-properties officeooo:rsid="0126453e"/>
    </style:style>
    <style:style style:name="T175" style:family="text">
      <style:text-properties officeooo:rsid="0127ca3f"/>
    </style:style>
    <style:style style:name="T176" style:family="text">
      <style:text-properties officeooo:rsid="0129f417"/>
    </style:style>
    <style:style style:name="T177" style:family="text">
      <style:text-properties officeooo:rsid="012a8434"/>
    </style:style>
    <style:style style:name="T178" style:family="text">
      <style:text-properties officeooo:rsid="012bcb7c"/>
    </style:style>
    <style:style style:name="T179" style:family="text">
      <style:text-properties officeooo:rsid="012dcb6a"/>
    </style:style>
    <style:style style:name="T180" style:family="text">
      <style:text-properties officeooo:rsid="01315100"/>
    </style:style>
    <style:style style:name="T181" style:family="text">
      <style:text-properties officeooo:rsid="01355301"/>
    </style:style>
    <style:style style:name="T182" style:family="text">
      <style:text-properties officeooo:rsid="0138454e"/>
    </style:style>
    <style:style style:name="T183" style:family="text">
      <style:text-properties officeooo:rsid="01392649"/>
    </style:style>
    <style:style style:name="T184" style:family="text">
      <style:text-properties officeooo:rsid="013bb45f"/>
    </style:style>
    <style:style style:name="T185" style:family="text">
      <style:text-properties officeooo:rsid="013ca48f"/>
    </style:style>
    <style:style style:name="T186" style:family="text">
      <style:text-properties officeooo:rsid="013e5f53"/>
    </style:style>
    <style:style style:name="T187" style:family="text">
      <style:text-properties officeooo:rsid="013f7c51"/>
    </style:style>
    <style:style style:name="T188" style:family="text">
      <style:text-properties officeooo:rsid="0140d8ff"/>
    </style:style>
    <style:style style:name="T189" style:family="text">
      <style:text-properties officeooo:rsid="014214c6"/>
    </style:style>
    <style:style style:name="T190" style:family="text">
      <style:text-properties officeooo:rsid="0142ba26"/>
    </style:style>
    <style:style style:name="T191" style:family="text">
      <style:text-properties officeooo:rsid="0147166d"/>
    </style:style>
    <style:style style:name="T192" style:family="text">
      <style:text-properties officeooo:rsid="01480e79"/>
    </style:style>
    <style:style style:name="T193" style:family="text">
      <style:text-properties officeooo:rsid="0149e35d"/>
    </style:style>
    <style:style style:name="T194" style:family="text">
      <style:text-properties officeooo:rsid="014f19b8"/>
    </style:style>
    <style:style style:name="T195" style:family="text">
      <style:text-properties officeooo:rsid="01578d50"/>
    </style:style>
    <style:style style:name="T196" style:family="text">
      <style:text-properties officeooo:rsid="0157d23e"/>
    </style:style>
    <style:style style:name="T197" style:family="text">
      <style:text-properties officeooo:rsid="015926b9"/>
    </style:style>
    <style:style style:name="T198" style:family="text">
      <style:text-properties officeooo:rsid="015cf218"/>
    </style:style>
    <style:style style:name="T199" style:family="text">
      <style:text-properties officeooo:rsid="015f795b"/>
    </style:style>
    <style:style style:name="T200" style:family="text">
      <style:text-properties officeooo:rsid="01604020"/>
    </style:style>
    <style:style style:name="T201" style:family="text">
      <style:text-properties officeooo:rsid="0160930d"/>
    </style:style>
    <style:style style:name="T202" style:family="text">
      <style:text-properties officeooo:rsid="0161e2d0"/>
    </style:style>
    <style:style style:name="T203" style:family="text">
      <style:text-properties officeooo:rsid="01633d5a"/>
    </style:style>
    <style:style style:name="T204" style:family="text">
      <style:text-properties officeooo:rsid="01643ba6"/>
    </style:style>
    <style:style style:name="T205" style:family="text">
      <style:text-properties officeooo:rsid="0167683a"/>
    </style:style>
    <style:style style:name="T206" style:family="text">
      <style:text-properties officeooo:rsid="016acd92"/>
    </style:style>
    <style:style style:name="T207" style:family="text">
      <style:text-properties officeooo:rsid="016ef5e2"/>
    </style:style>
    <style:style style:name="T208" style:family="text">
      <style:text-properties officeooo:rsid="01708621"/>
    </style:style>
    <style:style style:name="T209" style:family="text">
      <style:text-properties officeooo:rsid="0170dca4"/>
    </style:style>
    <style:style style:name="T210" style:family="text">
      <style:text-properties officeooo:rsid="01728bc9"/>
    </style:style>
    <style:style style:name="T211" style:family="text">
      <style:text-properties officeooo:rsid="0174127e"/>
    </style:style>
    <style:style style:name="T212" style:family="text">
      <style:text-properties officeooo:rsid="01755f16"/>
    </style:style>
    <style:style style:name="T213" style:family="text">
      <style:text-properties officeooo:rsid="01777631"/>
    </style:style>
    <style:style style:name="T214" style:family="text">
      <style:text-properties officeooo:rsid="01778d1a"/>
    </style:style>
    <style:style style:name="T215" style:family="text">
      <style:text-properties officeooo:rsid="0179c956"/>
    </style:style>
    <style:style style:name="T216" style:family="text">
      <style:text-properties officeooo:rsid="018f42e5"/>
    </style:style>
    <style:style style:name="T217" style:family="text">
      <style:text-properties officeooo:rsid="01924bb0"/>
    </style:style>
    <style:style style:name="T218" style:family="text">
      <style:text-properties officeooo:rsid="0194b4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python中，<text:span text:style-name="T1">面向对象编程</text:span>主要有两个主题，就是类和类实例。</text:p>
      <text:p text:style-name="P26">1、类</text:p>
      <text:p text:style-name="P3">新式类——</text:p>
      <text:p text:style-name="P46">class ClassName(bases):</text:p>
      <text:p text:style-name="P46"><text:tab/>'ClassName class doc string'</text:p>
      <text:p text:style-name="P46"><text:tab/>class_suite</text:p>
      <text:p text:style-name="P4">经典类——</text:p>
      <text:p text:style-name="P47">class ClassName:</text:p>
      <text:p text:style-name="P47"><text:tab/>'ClassName class doc string'</text:p>
      <text:p text:style-name="P47"><text:tab/>class_suite</text:p>
      <text:p text:style-name="P2">关键字是<text:span text:style-name="T1">class</text:span><text:span text:style-name="T39">，紧接着是一个类名</text:span><text:span text:style-name="T40">，随后是定义类的类体代码</text:span><text:span text:style-name="T41">。新式类和经典类声明的最大不同在于</text:span><text:span text:style-name="T42">，所有新式类必须继承至少一个父类，参数</text:span><text:span text:style-name="T2">bases</text:span><text:span text:style-name="T42">可以是一个或多个用于继承的父类，即单继承或多重继承，而经典类可以不指定父类</text:span><text:span text:style-name="T43">。</text:span><text:span text:style-name="T3">object</text:span><text:span text:style-name="T43">类是所有类的父类</text:span><text:span text:style-name="T44">。类通常在一个模块的顶层进行定义</text:span><text:span text:style-name="T67">。</text:span></text:p>
      <text:p text:style-name="P10">方法——</text:p>
      <text:p text:style-name="P48">class ClassName(bases):</text:p>
      <text:p text:style-name="P48"><text:tab/>'ClassName class doc string'</text:p>
      <text:p text:style-name="P48"><text:span text:style-name="T44"><text:tab/></text:span><text:span text:style-name="T47">def function(</text:span><text:span text:style-name="T48">self[, args]</text:span><text:span text:style-name="T47">):</text:span></text:p>
      <text:p text:style-name="P54"><text:tab/><text:tab/>pass</text:p>
      <text:p text:style-name="P33"><text:span text:style-name="T49">定义方法就是在类定义中使用关键字def，这个方法只能被类实例所调用</text:span><text:span text:style-name="T50">。方法的第一个参数是</text:span><text:span text:style-name="T4">self</text:span><text:span text:style-name="T50">关键字</text:span><text:span text:style-name="T51">，类似于C++的this关键字，self代表实例对象本身</text:span><text:span text:style-name="T52">，</text:span><text:span text:style-name="T5">通过类实例调用方法</text:span><text:span text:style-name="T52">时解释器会自动传入self参数，而不需要我们自己传递self进来。python不支持C</text:span><text:span text:style-name="T68">++那样的纯虚函数或者抽象方法，作为替代方法</text:span><text:span text:style-name="T69">，可以简单地在父类方法中引发NotImplementedError异常来获得类似的效果。</text:span></text:p>
      <text:p text:style-name="P38">静态方法与类方法——</text:p>
      <text:p text:style-name="P37"><text:span text:style-name="T12">staticmethod()</text:span><text:span text:style-name="T99">和</text:span><text:span text:style-name="T12">classmethod()</text:span><text:span text:style-name="T99">是内建的静态方法</text:span><text:span text:style-name="T100">、类方法装饰器，两者都不需要self参数</text:span><text:span text:style-name="T101">，后者需要类作为第一个参数</text:span><text:span text:style-name="T102">，也是由解释器自动传入的。</text:span></text:p>
      <text:p text:style-name="P33"><text:span text:style-name="T52">__</text:span><text:span text:style-name="T53">init__()方法——</text:span></text:p>
      <text:p text:style-name="P49">class ChildClass(ParentClass):</text:p>
      <text:p text:style-name="P50"><text:tab/>' ChildClass class doc string'</text:p>
      <text:p text:style-name="P49"><text:span text:style-name="T44"><text:tab/></text:span><text:span text:style-name="T47">def __</text:span><text:span text:style-name="T54">init__</text:span><text:span text:style-name="T47">(</text:span><text:span text:style-name="T48">self[, args]</text:span><text:span text:style-name="T47">):</text:span></text:p>
      <text:p text:style-name="P49"><text:span text:style-name="T47"><text:tab/><text:tab/>ParentClass</text:span><text:span text:style-name="T55">.__init__(self</text:span><text:span text:style-name="T58">[, args]</text:span><text:span text:style-name="T55">)</text:span></text:p>
      <text:p text:style-name="P59"><text:tab/><text:tab/>pass</text:p>
      <text:p text:style-name="P32"><text:span text:style-name="T6">__init__()</text:span><text:span text:style-name="T45">方法类似于C</text:span><text:span text:style-name="T56">++的构造器，实例化时会首先调用这个函数</text:span><text:span text:style-name="T57">，作一些初始化工作，子类可能会自动调用父类的这个方法</text:span><text:span text:style-name="T103">，</text:span><text:span text:style-name="T57">子类</text:span><text:span text:style-name="T59">重写了这个方法后</text:span><text:span text:style-name="T60">，父类的就不会调用了，需要我们在子类中显式地掉用父类的方法，而且要传入self，这是因为我们不是在父类的实例中调用方法，而是在一个子类实例中调用的，这个方法是未绑定的。返回非None的任何其它对象都会导致TpyeError异常</text:span><text:span text:style-name="T90">。</text:span></text:p>
      <text:p text:style-name="P32"><text:span text:style-name="T60">__</text:span><text:span text:style-name="T78">new__()方法——</text:span></text:p>
      <text:p text:style-name="P35"><text:soft-page-break/><text:span text:style-name="T9">__</text:span><text:span text:style-name="T10">new__()</text:span><text:span text:style-name="T78">方法其实更像一个构造器</text:span><text:span text:style-name="T79">，因为它必须返回一个合法的实例</text:span><text:span text:style-name="T80">。</text:span></text:p>
      <text:p text:style-name="P36"><text:span text:style-name="T60">__del</text:span><text:span text:style-name="T78">__()方法——</text:span></text:p>
      <text:p text:style-name="P36"><text:span text:style-name="T9">__del</text:span><text:span text:style-name="T10">__()</text:span><text:span text:style-name="T78">方法</text:span><text:span text:style-name="T79">像个析构器</text:span><text:span text:style-name="T81">，然而由于python具有靠引用计数的垃圾对象回收机制</text:span><text:span text:style-name="T82">，这个函数要直到该实例对象所有的引用都被清除掉后才会执行</text:span><text:span text:style-name="T80">。del减少的是引用计数</text:span><text:span text:style-name="T83">，不一定会调用这个函数</text:span><text:span text:style-name="T84">。如果继承自父类</text:span><text:span text:style-name="T85">，不要忘记首先调用父类的这个函数</text:span><text:span text:style-name="T86">。</text:span></text:p>
      <text:p text:style-name="P43">特殊方法——</text:p>
      <text:p text:style-name="P45"><text:span text:style-name="T86">上面列举了三个</text:span><text:span text:style-name="T24">特殊方法</text:span><text:span text:style-name="T133">，其实python还提供了许多其它的特殊方法</text:span><text:span text:style-name="T134">，以双下划线开始及结尾</text:span><text:span text:style-name="T135">。这些特殊方法是python中用来扩充类的强有力的方式</text:span><text:span text:style-name="T136">，可以模拟标准类型，或者重载操作符</text:span><text:span text:style-name="T137">，如同C</text:span><text:span text:style-name="T138">++中的操作符重载一样，</text:span><text:span text:style-name="T137">这些内容后面会有介绍。</text:span></text:p>
      <text:p text:style-name="P11">类属性——</text:p>
      <text:p text:style-name="P51">class C(object):</text:p>
      <text:p text:style-name="P51"><text:tab/>'C class doc string'</text:p>
      <text:p text:style-name="P58"><text:span text:style-name="T47"><text:tab/>foo </text:span><text:span text:style-name="T70">= 100</text:span></text:p>
      <text:p text:style-name="P34"><text:span text:style-name="T7">类属性</text:span><text:span text:style-name="T44">是与类对象绑定的</text:span><text:span text:style-name="T71">，不依赖于任何类实例，类似于C++的static关键字。查看类属性可通过内建函数</text:span><text:span text:style-name="T72">dir()</text:span><text:span text:style-name="T73">或者访问类的字典属性__</text:span><text:span text:style-name="T74">dict__</text:span><text:span text:style-name="T75">，后者等同于内建函数vars</text:span><text:span text:style-name="T76">()接收类对象作为参数的效果。类属性访问可通过类名或者类实例完成</text:span><text:span text:style-name="T93">，但类属性的修改只能通过类名进行</text:span><text:span text:style-name="T94">（如果从实例中访问类属性</text:span><text:span text:style-name="T95">，恰好类属性是个字典</text:span><text:span text:style-name="T96">，这时类属性是可以通过实例来修改的</text:span><text:span text:style-name="T94">）</text:span><text:span text:style-name="T93">。所以</text:span><text:span text:style-name="T97">，修改类属性，需要使用类名而不是实例</text:span><text:span text:style-name="T98">。</text:span></text:p>
      <text:p text:style-name="P39">特殊类属性——</text:p>
      <text:p text:style-name="P34"><text:span text:style-name="T76">对任何类C</text:span><text:span text:style-name="T77">，都有如下</text:span><text:span text:style-name="T8">特殊类属性</text:span><text:span text:style-name="T77">：</text:span></text:p>
      <text:p text:style-name="P40">C.__name__</text:p>
      <text:p text:style-name="P41">C.__doc__</text:p>
      <text:p text:style-name="P41">C.__bases__</text:p>
      <text:p text:style-name="P41">C.__dict__</text:p>
      <text:p text:style-name="P41">C.__module__</text:p>
      <text:p text:style-name="P41">C.__class__</text:p>
      <text:p text:style-name="P27">2、实例</text:p>
      <text:p text:style-name="P42">实例化——</text:p>
      <text:p text:style-name="P55">myObj = Classname()</text:p>
      <text:p text:style-name="P2"><text:span text:style-name="T1">实例化</text:span>像调用函数那样<text:span text:style-name="T64">，通过一对圆括号来完成</text:span><text:span text:style-name="T65">。</text:span></text:p>
      <text:p text:style-name="P2">实例属性——</text:p>
      <text:p text:style-name="P52"><text:span text:style-name="T46">myObj</text:span><text:span text:style-name="T61">.name = ‘Blithe’</text:span></text:p>
      <text:p text:style-name="P53"><text:span text:style-name="T46">myObj</text:span><text:span text:style-name="T61">.age = ‘</text:span><text:span text:style-name="T62">20</text:span><text:span text:style-name="T61">’</text:span></text:p>
      <text:p text:style-name="P5"><text:span text:style-name="T1">实例属性</text:span>不同于类属性<text:span text:style-name="T63">，实例属性是这个实例的而不属于类</text:span><text:span text:style-name="T87">，</text:span><text:span text:style-name="T63">实例属性能够在</text:span><text:span text:style-name="T88">“运行时”创建，</text:span><text:span text:style-name="T87">当一个实例被释放后，它的属性同时也被清除了</text:span><text:span text:style-name="T66">。构造器是最早可以设置</text:span><text:span text:style-name="T63">实例属性的地方</text:span><text:span text:style-name="T89">，因为它是实例创建后第一个被调用的地方。查看实例属性可以像查看类属性一样</text:span><text:span text:style-name="T91">，使用同样的方法。</text:span></text:p>
      <text:p text:style-name="P6">特殊实例属性——</text:p>
      <text:p text:style-name="P7">对于任意对象I<text:span text:style-name="T92">，都仅有如下两个</text:span><text:span text:style-name="T11">特殊实例属性</text:span><text:span text:style-name="T92">：</text:span></text:p>
      <text:p text:style-name="P12"><text:soft-page-break/>I.__class__</text:p>
      <text:p text:style-name="P12">I.__dict__</text:p>
      <text:p text:style-name="P28">3、类扩展</text:p>
      <text:p text:style-name="P8"><text:span text:style-name="T104">类扩展有两种方式</text:span><text:span text:style-name="T105">，一种是</text:span><text:span text:style-name="T13">类组合</text:span><text:span text:style-name="T105">，即类属性的类型为某个类对象，另一种是</text:span><text:span text:style-name="T13">类继承</text:span><text:span text:style-name="T106">。在上面的介绍中</text:span><text:span text:style-name="T107">，如果子类重写了父类的某个方法</text:span><text:span text:style-name="T108">，在子类中调用父类的这个方法时，要通过父类名调用，写入父类名非最佳选择</text:span><text:span text:style-name="T109">，一个好用的方法是使用super()，如下：</text:span></text:p>
      <text:p text:style-name="P56">class Parent(object):</text:p>
      <text:p text:style-name="P56"><text:tab/>def foo(self):</text:p>
      <text:p text:style-name="P56"><text:tab/><text:tab/>pass</text:p>
      <text:p text:style-name="P56">class Child(Parent):</text:p>
      <text:p text:style-name="P56"><text:tab/>def foo(self):</text:p>
      <text:p text:style-name="P56"><text:tab/><text:tab/>super(Child, self).foo()</text:p>
      <text:p text:style-name="P56"><text:tab/><text:tab/>pass</text:p>
      <text:p text:style-name="P9"><text:span text:style-name="T110">python2.2以后的版本中，类型和类统一了起来</text:span><text:span text:style-name="T111">，这样的话</text:span><text:span text:style-name="T112">，我们就能从标准类型中派生子类，常见用法是重写基类的方法</text:span><text:span text:style-name="T113">。</text:span></text:p>
      <text:p text:style-name="P9"><text:span text:style-name="T113">多重继承时</text:span><text:span text:style-name="T114">，经典类和新式类的方法搜索顺序MRO不同</text:span><text:span text:style-name="T115">，前者使用深度优先算法</text:span><text:span text:style-name="T116">，而后者继承自object</text:span><text:span text:style-name="T118">，新的菱形类继承结构出现了，需</text:span><text:span text:style-name="T116">使用广度优先算法</text:span><text:span text:style-name="T117">。</text:span></text:p>
      <text:p text:style-name="P29">4、<text:span text:style-name="T119">有用的内建函数</text:span></text:p>
      <text:p text:style-name="P13"><text:span text:style-name="T14">issubclass(sub,sup)</text:span><text:span text:style-name="T120">：判断sub类是否是sup类的子类或者子孙类，sup可以是sub自身，还可以是许多类组成的元组。</text:span></text:p>
      <text:p text:style-name="P14"><text:span text:style-name="T14">isinstance(obj</text:span><text:span text:style-name="T15">1</text:span><text:span text:style-name="T14">,obj</text:span><text:span text:style-name="T16">2</text:span><text:span text:style-name="T14">)</text:span><text:span text:style-name="T120">：判断obj</text:span><text:span text:style-name="T121">1</text:span><text:span text:style-name="T120">是否是obj</text:span><text:span text:style-name="T122">2</text:span><text:span text:style-name="T120">的实例，obj</text:span><text:span text:style-name="T123">2</text:span><text:span text:style-name="T120">可以是元组。</text:span></text:p>
      <text:p text:style-name="P15"><text:span text:style-name="T14">hasattr(obj,</text:span><text:span text:style-name="T17">'attr'</text:span><text:span text:style-name="T14">)</text:span><text:span text:style-name="T120">：判断obj是否包含</text:span><text:span text:style-name="T124">attr属性</text:span><text:span text:style-name="T120">。</text:span></text:p>
      <text:p text:style-name="P16"><text:span text:style-name="T14">getattr(obj,</text:span><text:span text:style-name="T17">'attr'</text:span><text:span text:style-name="T18">[,</text:span><text:span text:style-name="T19">value</text:span><text:span text:style-name="T18">]</text:span><text:span text:style-name="T14">)</text:span><text:span text:style-name="T120">：</text:span><text:span text:style-name="T125">获取</text:span><text:span text:style-name="T120">obj中的</text:span><text:span text:style-name="T124">attr属性，没有这个属性时会触发AttributeError异常，可设置属性的默认值value</text:span><text:span text:style-name="T120">。</text:span></text:p>
      <text:p text:style-name="P17"><text:span text:style-name="T14">setattr(obj,</text:span><text:span text:style-name="T17">'attr'</text:span><text:span text:style-name="T18">,</text:span><text:span text:style-name="T19">value</text:span><text:span text:style-name="T14">)</text:span><text:span text:style-name="T120">：</text:span><text:span text:style-name="T125">设置</text:span><text:span text:style-name="T120">obj中的</text:span><text:span text:style-name="T124">attr属性</text:span><text:span text:style-name="T120">。</text:span></text:p>
      <text:p text:style-name="P18"><text:span text:style-name="T14">delattr(obj,</text:span><text:span text:style-name="T17">'attr'</text:span><text:span text:style-name="T14">)</text:span><text:span text:style-name="T120">：</text:span><text:span text:style-name="T125">删除</text:span><text:span text:style-name="T120">obj中的</text:span><text:span text:style-name="T124">attr属性</text:span><text:span text:style-name="T120">。</text:span></text:p>
      <text:p text:style-name="P19"><text:span text:style-name="T14">dir(</text:span><text:span text:style-name="T20">[obj]</text:span><text:span text:style-name="T14">)</text:span><text:span text:style-name="T120">：</text:span><text:span text:style-name="T126">显示obj的属性，参数可以是类、实例、模块，不带参数时显示调用者的局部变量</text:span><text:span text:style-name="T120">。</text:span></text:p>
      <text:p text:style-name="P20"><text:span text:style-name="T14">super(</text:span><text:span text:style-name="T20">type</text:span><text:span text:style-name="T21">[,obj]</text:span><text:span text:style-name="T14">)</text:span><text:span text:style-name="T120">：</text:span><text:span text:style-name="T127">前面介绍过，这个函数的目的就是帮助找出父类</text:span><text:span text:style-name="T130">。</text:span><text:span text:style-name="T128">对于每个定义的类</text:span><text:span text:style-name="T129">，都有一个名为</text:span><text:span text:style-name="T22">__mro__</text:span><text:span text:style-name="T129">的属性，它是一个元组，按照它们被搜索时所顺序，列出了备搜索的类</text:span><text:span text:style-name="T120">。</text:span></text:p>
      <text:p text:style-name="P21"><text:span text:style-name="T14">vars(</text:span><text:span text:style-name="T23">[</text:span><text:span text:style-name="T20">obj</text:span><text:span text:style-name="T23">]</text:span><text:span text:style-name="T14">)</text:span><text:span text:style-name="T120">：</text:span><text:span text:style-name="T126">与内建函数</text:span><text:span text:style-name="T131">dir()相似，只是这个函数的obj必须有一个__dict__属性，否则会触发TypeError异常</text:span><text:span text:style-name="T120">。</text:span></text:p>
      <text:p text:style-name="P30">5、定制类</text:p>
      <text:p text:style-name="P22"><text:span text:style-name="T132">前面提到了</text:span><text:span text:style-name="T141">特殊方法</text:span><text:span text:style-name="T139">，</text:span><text:span text:style-name="T140">我们可以</text:span><text:span text:style-name="T25">使用特殊方法来定制类</text:span><text:span text:style-name="T140">，扩展类功能。</text:span></text:p>
      <text:p text:style-name="P22"><text:span text:style-name="T132">下面是一个简单的例子</text:span><text:span text:style-name="T157">，RoundFloat类用来对一个float数值进行四舍五入</text:span><text:span text:style-name="T158">，保留两位小数，__</text:span><text:span text:style-name="T159">init__()中的assert判断构造器输入参数必须是一个float数值，否则会</text:span><text:span text:style-name="T161">触发</text:span><text:span text:style-name="T159">异常，异常参数是一个自定义的字符串</text:span><text:span text:style-name="T162">，</text:span><text:span text:style-name="T159">__</text:span><text:span text:style-name="T160">str__()是用来支持print语句的，__</text:span><text:span text:style-name="T161">repr__</text:span><text:span text:style-name="T163">()是__str__()的别名，支持真正的字符串对象显示出来</text:span><text:span text:style-name="T164">。</text:span></text:p>
      <text:p text:style-name="P57"><text:soft-page-break/>class RoundFloat(object): </text:p>
      <text:p text:style-name="P57"><text:tab/>def __init__(self, val): </text:p>
      <text:p text:style-name="P57"><text:tab/><text:tab/>assert isinstance(val, float), \ </text:p>
      <text:p text:style-name="P57"><text:tab/><text:tab/>"value must be a float!" </text:p>
      <text:p text:style-name="P57"><text:tab/><text:tab/>self.value = round(val, 2) </text:p>
      <text:p text:style-name="P57"/>
      <text:p text:style-name="P57"><text:tab/>def __str__(self): </text:p>
      <text:p text:style-name="P57"><text:tab/><text:tab/>return "%.2f" %self.value </text:p>
      <text:p text:style-name="P57"/>
      <text:p text:style-name="P57"><text:tab/>__repr__ = __str__</text:p>
      <text:p text:style-name="P30">6、私有化</text:p>
      <text:p text:style-name="P44"><text:span text:style-name="T165">默认情况下，属性在python中都是public的。python的类并没有像C</text:span><text:span text:style-name="T166">++那样的private等关键字用于属性可见性标识，但有其它的方法。私有元素以</text:span><text:span text:style-name="T26">双下划线</text:span><text:span text:style-name="T166">开头，直接访问是不允许的，例如类C中的self.__age元素，访问时必须是self._</text:span><text:span text:style-name="T167">C</text:span><text:span text:style-name="T166">__age</text:span><text:span text:style-name="T167">，元素前加单个下划线和类名</text:span><text:span text:style-name="T168">。双下划线的另一个好处是保护变量不与父类名字空间相冲突</text:span><text:span text:style-name="T169">。</text:span></text:p>
      <text:p text:style-name="P31">7、包装</text:p>
      <text:p text:style-name="P23"><text:span text:style-name="T1">包装</text:span><text:span text:style-name="T170">，意思是对一个已存在的对象进行包装</text:span><text:span text:style-name="T171">，增加新的、删除不要的、或者修改其它已存在的功能</text:span><text:span text:style-name="T175">，</text:span><text:span text:style-name="T172">它的实例拥有标准类型的核心行为</text:span><text:span text:style-name="T173">，同时又表现出与原类不同的行为</text:span><text:span text:style-name="T174">。</text:span><text:span text:style-name="T27">授权</text:span><text:span text:style-name="T174">是包装的一个特性</text:span><text:span text:style-name="T176">，授权的过程</text:span><text:span text:style-name="T177">，即是所有更新的功能都是由新类的某部分来处理，但已存在的功能就授权给对象的默认属性。</text:span></text:p>
      <text:p text:style-name="P23"><text:span text:style-name="T177">实现授权的关键点就是覆盖</text:span><text:span text:style-name="T28">__</text:span><text:span text:style-name="T29">getattr__()</text:span><text:span text:style-name="T178">方法，在代码中包含一个对</text:span><text:span text:style-name="T29">getattr()</text:span><text:span text:style-name="T178">内建函数的调用。特别地，调用getattr()以得到默认对象属性并返回它</text:span><text:span text:style-name="T180">，</text:span><text:span text:style-name="T178">以便访问或调用。特殊方法__getattr__()的工作方式是，当搜索一个属性时，任何局部对象首先被找到，如果搜索失败了，则__getattr__()</text:span><text:span text:style-name="T179">会被调用，然后调用getattr()得到任何一个对象的默认行为。</text:span></text:p>
      <text:p text:style-name="P60">8、新式类</text:p>
      <text:p text:style-name="P24"><text:span text:style-name="T181">与经典类相比</text:span><text:span text:style-name="T182">，</text:span><text:span text:style-name="T30">新式类</text:span><text:span text:style-name="T182">统一了类型和类</text:span><text:span text:style-name="T183">，最重要的特性是能够子类化python数据类型</text:span><text:span text:style-name="T185">，不过</text:span><text:span text:style-name="T183">许多内建函数都转化成为了工厂函数</text:span><text:span text:style-name="T186">，当这些函数被调用时，实际上是对相应的类型进行实例化</text:span><text:span text:style-name="T184">。</text:span></text:p>
      <text:p text:style-name="P24"><text:span text:style-name="T181">__</text:span><text:span text:style-name="T187">slots__类属性——</text:span></text:p>
      <text:p text:style-name="P25"><text:span text:style-name="T31">__</text:span><text:span text:style-name="T32">dict__</text:span><text:span text:style-name="T188">字典属性可以跟踪所有的实例属性，但会占据大量内存</text:span><text:span text:style-name="T189">，为内存上的考虑</text:span><text:span text:style-name="T190">，可以使用</text:span><text:span text:style-name="T33">__</text:span><text:span text:style-name="T31">slots__</text:span><text:span text:style-name="T187">类属性替代字典属性</text:span><text:span text:style-name="T194">。</text:span><text:span text:style-name="T181">__</text:span><text:span text:style-name="T187">slots__可以是一个列表</text:span><text:span text:style-name="T191">、元组或可迭代对象，也可以是标识实例能拥有的唯一属性的简单字符串</text:span><text:span text:style-name="T192">，任何试图创建一个其名不在__slots__中的名字的实例属性都将导致AttributeError异常。带</text:span><text:span text:style-name="T181">__</text:span><text:span text:style-name="T187">slots__属性的类定义不会存在</text:span><text:span text:style-name="T192">__dict__</text:span><text:span text:style-name="T193">。</text:span></text:p>
      <text:p text:style-name="P62"><text:span text:style-name="T178">__getattribute__()特殊方法——</text:span></text:p>
      <text:p text:style-name="P63"><text:span text:style-name="T142">前面提到的</text:span><text:span text:style-name="T29">__getattr__()</text:span><text:span text:style-name="T178">特殊方法仅当属性不能在__</text:span><text:span text:style-name="T195">dict__中找到时才被调用，包装授权中用到了这个函数</text:span><text:span text:style-name="T198">，</text:span><text:span text:style-name="T29">__getattribute__()</text:span><text:span text:style-name="T178">类似前者</text:span><text:span text:style-name="T196">，不同之处在于当属性被访问时，它就一直可以被调用，而不局限与不能找到的情况。如果类同时定义了这两个方法</text:span><text:span text:style-name="T197">，除非明确从后者调用或引发AttributeError异常，否则前者不会被调用。</text:span></text:p>
      <text:p text:style-name="P23">描述符——</text:p>
      <text:p text:style-name="P23"><text:soft-page-break/><text:span text:style-name="T1">描述符</text:span>是python新式类的关键点之一<text:span text:style-name="T199">，它为对象属性提供了强大的API</text:span><text:span text:style-name="T200">，可以认为描述符是表示对象属性的一个代理。当需要属性时</text:span><text:span text:style-name="T201">，常规方式是通过句点访问，如果有描述符的话也可以用来访问属性。描述符实际上可以是任何类</text:span><text:span text:style-name="T202">，这种类至少实现了三个属性操作的特殊方法__get__()、__set__()、__delete__()中的一个</text:span><text:span text:style-name="T203">。</text:span></text:p>
      <text:p text:style-name="P23"><text:span text:style-name="T203">整个描述符系统的核心是__</text:span><text:span text:style-name="T204">getattribute__()，它的实现方式很特别</text:span><text:span text:style-name="T205">，有一定的</text:span><text:span text:style-name="T34">优先级</text:span><text:span text:style-name="T205">顺序，从高到低依次是类属性、数据描述符、实例属性、非数据描述符及默认的__getattr__()。</text:span></text:p>
      <text:p text:style-name="P65"><text:span text:style-name="T203">静态方法</text:span><text:span text:style-name="T206">、类方法、属性，甚至所有的函数都是描述符。</text:span><text:span text:style-name="T35">属性</text:span><text:span text:style-name="T206">是一种有用的特殊类型的描述符</text:span><text:span text:style-name="T207">，property()内建函数原型如下：</text:span></text:p>
      <text:p text:style-name="P71"><text:span text:style-name="T208">property(fget=None, fset=None, fdel=None, doc=None)</text:span></text:p>
      <text:p text:style-name="P23">下面是property的一个简单用法<text:span text:style-name="T209">：</text:span></text:p>
      <text:p text:style-name="P72"><text:span text:style-name="T210">class C(object):</text:span></text:p>
      <text:p text:style-name="P72"><text:span text:style-name="T210"><text:tab/>def getx(self): return self._x</text:span></text:p>
      <text:p text:style-name="P72"><text:span text:style-name="T210"><text:tab/>def setx(self, value): self._x = value</text:span></text:p>
      <text:p text:style-name="P72"><text:span text:style-name="T210"><text:tab/>def delx(self): del self._x</text:span></text:p>
      <text:p text:style-name="P72"><text:span text:style-name="T210"><text:tab/>x = property(getx, setx, delx, "I'm the 'x' property.")</text:span></text:p>
      <text:p text:style-name="P23">property还可用作装饰器<text:span text:style-name="T211">：</text:span></text:p>
      <text:p text:style-name="P73"><text:span text:style-name="T212">class C(object):</text:span></text:p>
      <text:p text:style-name="P73"><text:span text:style-name="T212"><text:tab/>@property</text:span></text:p>
      <text:p text:style-name="P73"><text:span text:style-name="T212"><text:tab/>def x(self): return self._x</text:span></text:p>
      <text:p text:style-name="P73"><text:span text:style-name="T212"><text:tab/>@x.setter</text:span></text:p>
      <text:p text:style-name="P73"><text:span text:style-name="T212"><text:tab/>def x(self, value): self._x = value</text:span></text:p>
      <text:p text:style-name="P73"><text:span text:style-name="T212"><text:tab/>@x.deleter</text:span></text:p>
      <text:p text:style-name="P73"><text:span text:style-name="T212"><text:tab/>def x(self): del self._x</text:span></text:p>
      <text:p text:style-name="P23">元类——</text:p>
      <text:p text:style-name="P66"><text:span text:style-name="T36">元类</text:span><text:span text:style-name="T213">用来定义某些类是如何被创建的</text:span><text:span text:style-name="T214">，拥有创建类的控制权</text:span><text:span text:style-name="T215">，相关的类属性是</text:span><text:span text:style-name="T37">__metaclass__</text:span><text:span text:style-name="T143">，传统类</text:span><text:span text:style-name="T144">（找不到__metaclass__）</text:span><text:span text:style-name="T143">的元类为types.ClassType。元类通常传递三个参数到构造器</text:span><text:span text:style-name="T145">，分别是类名</text:span><text:span text:style-name="T146">、从基类继承数据的元组和属性字典。</text:span></text:p>
      <text:p text:style-name="P66"><text:span text:style-name="T146">下面是元类应用的一个例子</text:span><text:span text:style-name="T148">，它只是在用元类创建一个类时，显示时间标签</text:span><text:span text:style-name="T147">：</text:span></text:p>
      <text:p text:style-name="P75"><text:span text:style-name="T149">#!/usr/bin/env python</text:span></text:p>
      <text:p text:style-name="P75"><text:span text:style-name="T149"></text:span></text:p>
      <text:p text:style-name="P75"><text:span text:style-name="T149">from time import ctime</text:span></text:p>
      <text:p text:style-name="P75"><text:span text:style-name="T149"></text:span></text:p>
      <text:p text:style-name="P75"><text:span text:style-name="T149">print '*** Welcome to Metaclasses!'</text:span></text:p>
      <text:p text:style-name="P75"><text:span text:style-name="T149">print '\tMetaclass declaration first.'</text:span></text:p>
      <text:p text:style-name="P75"><text:span text:style-name="T149"></text:span></text:p>
      <text:p text:style-name="P75"><text:span text:style-name="T149">class MetaC(type):</text:span></text:p>
      <text:p text:style-name="P75"><text:span text:style-name="T149"><text:tab/>def __init__(cls, name, bases, attrd):</text:span></text:p>
      <text:p text:style-name="P75"><text:span text:style-name="T149"><text:tab/><text:tab/>super(MetaC, cls).__init__(name, bases, attrd)</text:span></text:p>
      <text:p text:style-name="P75"><text:span text:style-name="T149"><text:tab/><text:tab/>print '*** Created class %r at: %s' %(name, ctime())</text:span></text:p>
      <text:p text:style-name="P75"><text:span text:style-name="T149"></text:span></text:p>
      <text:p text:style-name="P75"><text:span text:style-name="T149">print '\tClass "Foo" declaration next.'</text:span></text:p>
      <text:p text:style-name="P75"><text:span text:style-name="T149"></text:span></text:p>
      <text:p text:style-name="P75"><text:soft-page-break/><text:span text:style-name="T149">class Foo(object):</text:span></text:p>
      <text:p text:style-name="P75"><text:span text:style-name="T149"><text:tab/>__metaclass__ = MetaC</text:span></text:p>
      <text:p text:style-name="P75"><text:span text:style-name="T149"><text:tab/>def __init__(self):</text:span></text:p>
      <text:p text:style-name="P75"><text:span text:style-name="T149"><text:tab/><text:tab/>print '*** Instantiated class %r at: %s' %(self.__class__.__name__, ctime())</text:span></text:p>
      <text:p text:style-name="P75"><text:span text:style-name="T149"></text:span></text:p>
      <text:p text:style-name="P75"><text:span text:style-name="T149">print '\tClass "Foo" instantiation next.'</text:span></text:p>
      <text:p text:style-name="P75"><text:span text:style-name="T149">f = Foo()</text:span></text:p>
      <text:p text:style-name="P75"><text:span text:style-name="T149">print '\tDONE'</text:span></text:p>
      <text:p text:style-name="P66"><text:span text:style-name="T147">下面是log输出</text:span><text:span text:style-name="T150">：</text:span></text:p>
      <text:p text:style-name="P76"><text:span text:style-name="T151">*** Welcome to Metaclasses!</text:span></text:p>
      <text:p text:style-name="P76"><text:span text:style-name="T151"><text:tab/>Metaclass declaration first.</text:span></text:p>
      <text:p text:style-name="P76"><text:span text:style-name="T151"><text:tab/>Class "Foo" declaration next.</text:span></text:p>
      <text:p text:style-name="P76"><text:span text:style-name="T151">*** Created class 'Foo' at: Thu Jun <text:s/>4 10:03:06 2015</text:span></text:p>
      <text:p text:style-name="P76"><text:span text:style-name="T151"><text:tab/>Class "Foo" instantiation next.</text:span></text:p>
      <text:p text:style-name="P76"><text:span text:style-name="T151">*** Instantiated class 'Foo' at: Thu Jun <text:s/>4 10:03:06 2015</text:span></text:p>
      <text:p text:style-name="P76"><text:span text:style-name="T151"><text:tab/>DONE</text:span></text:p>
      <text:p text:style-name="P66"><text:span text:style-name="T147">下面是元类应用的一个稍微复杂的例子</text:span><text:span text:style-name="T152">，要求新创建的类重写__</text:span><text:span text:style-name="T153">str__()和__repr__()两个方法，如果没有的话，前者触发异常，后者引起警告。</text:span></text:p>
      <text:p text:style-name="P77"><text:span text:style-name="T155">#!/usr/bin/env python</text:span></text:p>
      <text:p text:style-name="P77"><text:span text:style-name="T155"></text:span></text:p>
      <text:p text:style-name="P77"><text:span text:style-name="T155">from warnings import warn</text:span></text:p>
      <text:p text:style-name="P77"><text:span text:style-name="T155"></text:span></text:p>
      <text:p text:style-name="P77"><text:span text:style-name="T155">class ReqStrSugRepr(type):</text:span></text:p>
      <text:p text:style-name="P77"><text:span text:style-name="T155"><text:tab/>def __init__(cls, name, bases, attrd):</text:span></text:p>
      <text:p text:style-name="P77"><text:span text:style-name="T155"><text:tab/><text:tab/>print '*** Defined ReqStrSugRepr (meta)class\n'</text:span></text:p>
      <text:p text:style-name="P77"><text:span text:style-name="T155"></text:span></text:p>
      <text:p text:style-name="P77"><text:span text:style-name="T155"><text:tab/><text:tab/>super(ReqStrSugRepr, cls).__init__(name, bases, attrd)</text:span></text:p>
      <text:p text:style-name="P77"><text:span text:style-name="T155"></text:span></text:p>
      <text:p text:style-name="P77"><text:span text:style-name="T155"><text:tab/><text:tab/>if '__str__' not in attrd:</text:span></text:p>
      <text:p text:style-name="P77"><text:span text:style-name="T155"><text:tab/><text:tab/><text:tab/>aerror = 'Class %r requires overriding of __str__()' %name</text:span></text:p>
      <text:p text:style-name="P77"><text:span text:style-name="T155"><text:tab/><text:tab/><text:tab/>raise TypeError(aerror)</text:span></text:p>
      <text:p text:style-name="P77"><text:span text:style-name="T155"></text:span></text:p>
      <text:p text:style-name="P77"><text:span text:style-name="T155"><text:tab/><text:tab/>if '__repr__' not in attrd:</text:span></text:p>
      <text:p text:style-name="P77"><text:span text:style-name="T155"><text:tab/><text:tab/><text:tab/>awarn = 'Class %r suggests overriding of __repr__()\n' %name</text:span></text:p>
      <text:p text:style-name="P77"><text:span text:style-name="T155"><text:tab/><text:tab/><text:tab/>warn(awarn, stacklevel = 3)</text:span></text:p>
      <text:p text:style-name="P77"><text:span text:style-name="T155"></text:span></text:p>
      <text:p text:style-name="P77"><text:span text:style-name="T155"><text:tab/><text:tab/>print '*** Created %r class\n' %name</text:span></text:p>
      <text:p text:style-name="P77"><text:span text:style-name="T155"></text:span></text:p>
      <text:p text:style-name="P77"><text:span text:style-name="T155"></text:span></text:p>
      <text:p text:style-name="P77"><text:span text:style-name="T155">class Foo(object):</text:span></text:p>
      <text:p text:style-name="P77"><text:span text:style-name="T155"><text:tab/>__metaclass__ = ReqStrSugRepr</text:span></text:p>
      <text:p text:style-name="P77"><text:span text:style-name="T155"></text:span></text:p>
      <text:p text:style-name="P77"><text:span text:style-name="T155"><text:tab/>def __str__(self):</text:span></text:p>
      <text:p text:style-name="P77"><text:span text:style-name="T155"><text:tab/><text:tab/>return 'Instance of class:', self.__class__.__name__</text:span></text:p>
      <text:p text:style-name="P77"><text:span text:style-name="T155"></text:span></text:p>
      <text:p text:style-name="P77"><text:span text:style-name="T155"><text:tab/>def __repr__(self):</text:span></text:p>
      <text:p text:style-name="P77"><text:span text:style-name="T155"><text:tab/><text:tab/>return self.__class__.__name__</text:span></text:p>
      <text:p text:style-name="P77"><text:soft-page-break/><text:span text:style-name="T155"></text:span></text:p>
      <text:p text:style-name="P77"><text:span text:style-name="T155"></text:span></text:p>
      <text:p text:style-name="P77"><text:span text:style-name="T155">class Bar(object):</text:span></text:p>
      <text:p text:style-name="P77"><text:span text:style-name="T155"><text:tab/>__metaclass__ = ReqStrSugRepr</text:span></text:p>
      <text:p text:style-name="P77"><text:span text:style-name="T155"></text:span></text:p>
      <text:p text:style-name="P77"><text:span text:style-name="T155"><text:tab/>def __str__(self):</text:span></text:p>
      <text:p text:style-name="P77"><text:span text:style-name="T155"><text:tab/><text:tab/>return 'Instance of class:', self.__class__,__name__</text:span></text:p>
      <text:p text:style-name="P77"><text:span text:style-name="T155"></text:span></text:p>
      <text:p text:style-name="P77"><text:span text:style-name="T155"></text:span></text:p>
      <text:p text:style-name="P77"><text:span text:style-name="T155">class FooBar(object):</text:span></text:p>
      <text:p text:style-name="P77"><text:span text:style-name="T155"><text:tab/>__metaclass__ = ReqStrSugRepr</text:span></text:p>
      <text:p text:style-name="P66"><text:span text:style-name="T147">下面是log输出</text:span><text:span text:style-name="T154">：</text:span></text:p>
      <text:p text:style-name="P74"><text:span text:style-name="T156">*** Defined ReqStrSugRepr (meta)class</text:span></text:p>
      <text:p text:style-name="P74"><text:span text:style-name="T156"></text:span></text:p>
      <text:p text:style-name="P74"><text:span text:style-name="T156">*** Created 'Foo' class</text:span></text:p>
      <text:p text:style-name="P74"><text:span text:style-name="T156"></text:span></text:p>
      <text:p text:style-name="P74"><text:span text:style-name="T156">*** Defined ReqStrSugRepr (meta)class</text:span></text:p>
      <text:p text:style-name="P74"><text:span text:style-name="T156"></text:span></text:p>
      <text:p text:style-name="P74"><text:span text:style-name="T156">sys:1: UserWarning: Class 'Bar' suggests overriding of __repr__()</text:span></text:p>
      <text:p text:style-name="P74"><text:span text:style-name="T156"></text:span></text:p>
      <text:p text:style-name="P74"><text:span text:style-name="T156">*** Created 'Bar' class</text:span></text:p>
      <text:p text:style-name="P74"><text:span text:style-name="T156"></text:span></text:p>
      <text:p text:style-name="P74"><text:span text:style-name="T156">*** Defined ReqStrSugRepr (meta)class</text:span></text:p>
      <text:p text:style-name="P74"><text:span text:style-name="T156"></text:span></text:p>
      <text:p text:style-name="P74"><text:span text:style-name="T156">Traceback (most recent call last):</text:span></text:p>
      <text:p text:style-name="P74"><text:span text:style-name="T156"><text:s text:c="2"/>File "./metaCEx2.py", line 39, in &lt;module&gt;</text:span></text:p>
      <text:p text:style-name="P74"><text:span text:style-name="T156"><text:s text:c="4"/>class FooBar(object):</text:span></text:p>
      <text:p text:style-name="P74"><text:span text:style-name="T156"><text:s text:c="2"/>File "./metaCEx2.py", line 13, in __init__</text:span></text:p>
      <text:p text:style-name="P74"><text:span text:style-name="T156"><text:s text:c="4"/>raise TypeError(aerror)</text:span></text:p>
      <text:p text:style-name="P74"><text:span text:style-name="T156">TypeError: Class 'FooBar' requires overriding of __str__()</text:span></text:p>
      <text:p text:style-name="P61"><text:span text:style-name="T213">9、几个模块</text:span></text:p>
      <text:p text:style-name="P23"><text:span text:style-name="T1">UserList</text:span><text:span text:style-name="T216">：提供一个列表对象的封装类</text:span><text:span text:style-name="T217">。</text:span></text:p>
      <text:p text:style-name="P67"><text:span text:style-name="T38">UserDict</text:span><text:span text:style-name="T216">：提供一个字典对象的封装类</text:span><text:span text:style-name="T217">。</text:span></text:p>
      <text:p text:style-name="P67"><text:span text:style-name="T1">UserString</text:span><text:span text:style-name="T216">：提供一个字符串对象的封装类</text:span><text:span text:style-name="T218">，它又包括一个MutableString子类。</text:span></text:p>
      <text:p text:style-name="P68"><text:span text:style-name="T38">types</text:span><text:span text:style-name="T216">：定义所有python对象的类型在标准python解释器中的名字</text:span><text:span text:style-name="T217">。</text:span></text:p>
      <text:p text:style-name="P69"><text:span text:style-name="T38">operator</text:span><text:span text:style-name="T216">：标准操作符的函数接口</text:span><text:span text:style-name="T217">。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1T17:25:15</meta:creation-date>
    <meta:generator>LibreOffice/4.0.2.2$Linux_X86_64 LibreOffice_project/400m0$Build-2</meta:generator>
    <dc:date>2015-06-04T11:16:31</dc:date>
    <dc:creator>hanjunjie </dc:creator>
    <meta:editing-duration>PT21H30M31S</meta:editing-duration>
    <meta:editing-cycles>401</meta:editing-cycles>
    <meta:document-statistic meta:table-count="0" meta:image-count="0" meta:object-count="0" meta:page-count="7" meta:paragraph-count="218" meta:word-count="3565" meta:character-count="7495" meta:non-whitespace-character-count="7000"/>
  </office:meta>
</office:document-meta>
</file>